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744" officeooo:paragraph-rsid="0019d744"/>
    </style:style>
    <style:style style:name="P2" style:family="paragraph" style:parent-style-name="Standard" style:list-style-name="L1">
      <style:text-properties officeooo:paragraph-rsid="001a382a"/>
    </style:style>
    <style:style style:name="P3" style:family="paragraph" style:parent-style-name="Standard" style:list-style-name="L1">
      <style:text-properties officeooo:rsid="001a382a" officeooo:paragraph-rsid="001a382a"/>
    </style:style>
    <style:style style:name="T1" style:family="text">
      <style:text-properties officeooo:rsid="0019d744"/>
    </style:style>
    <style:style style:name="T2" style:family="text">
      <style:text-properties officeooo:rsid="001a38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a project with User and Group Administration.</text:p>
      <text:p text:style-name="P1"/>
      <text:p text:style-name="P1"/>
      <text:p text:style-name="P1"/>
      <text:p text:style-name="P1">Manager Administration Rights model:</text:p>
      <text:list xml:id="list7505830813090773877" text:style-name="L1">
        <text:list-item>
          <text:p text:style-name="P2"><text:span text:style-name="T1">There will always exists a group called “Admins” and the first user created will automatically belong to this group.</text:span></text:p>
        </text:list-item>
        <text:list-item>
          <text:p text:style-name="P2"><text:span text:style-name="T1">A Group is “lowest” unit to which a management right can be assigned to.</text:span></text:p>
        </text:list-item>
        <text:list-item>
          <text:p text:style-name="P2"><text:span text:style-name="T1">A user with rights to manage groups, may:</text:span></text:p>
          <text:list>
            <text:list-item>
              <text:p text:style-name="P3">Create subgroups in the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4:36:42.056075919</meta:creation-date>
    <dc:date>2015-06-08T15:16:44.069210008</dc:date>
    <meta:editing-duration>PT9M41S</meta:editing-duration>
    <meta:editing-cycles>1</meta:editing-cycles>
    <meta:document-statistic meta:table-count="0" meta:image-count="0" meta:object-count="0" meta:page-count="1" meta:paragraph-count="6" meta:word-count="61" meta:character-count="347" meta:non-whitespace-character-count="295"/>
    <meta:generator>LibreOffice/4.4.3.2$Linux_X86_64 LibreOffice_project/40m0$Build-2</meta:generator>
  </office:meta>
</office:document-meta>
</file>